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text-properties style:font-name="Times New Roman" fo:font-size="12pt" style:font-name-asian="Times New Roman" style:font-size-asian="12pt" style:font-name-complex="Times New Roman" style:font-size-complex="12pt"/>
    </style:style>
    <style:style style:name="P14" style:family="paragraph" style:parent-style-name="Standard" style:list-style-name="L2"/>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normal" style:font-weight-asian="normal" style:font-weight-complex="normal"/>
    </style:style>
    <style:style style:name="P17" style:family="paragraph" style:parent-style-name="Table_20_Heading">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tyle="italic" style:font-style-asian="italic" style:font-style-complex="italic"/>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2.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4</text:p>
          <text:p text:style-name="P9">4.5 TitoAnalyzer<text:tab/>5</text:p>
          <text:p text:style-name="P9">4.6 Answer<text:tab/>5</text:p>
          <text:p text:style-name="P9">4.7 AnswerState, StudentAnswers<text:tab/>5</text:p>
          <text:p text:style-name="P8"><text:s/>5. Käyttötapausten testitulokset<text:tab/>7</text:p>
          <text:p text:style-name="P10">5.2.1 Opettajan käyttötapaukset<text:tab/>7</text:p>
          <text:p text:style-name="P10">5.2.1 Opiskelijan käyttötapaukset<text:tab/>16</text:p>
          <text:p text:style-name="P8">6. Testatut tkk-91 ohjelmat<text:tab/>25</text:p>
          <text:p text:style-name="P9">6.1 Testitapaus 1 (arvotarkistus : rekisteri)<text:tab/>25</text:p>
          <text:p text:style-name="P9">6.2 Testitapaus 2 (arvotarkistus : symboli)<text:tab/>25</text:p>
          <text:p text:style-name="P9">6.3 Testitapaus 3 (mallitarkistus : symboli)<text:tab/>26</text:p>
          <text:p text:style-name="P9">6.4 Testitapaus 4 (arvotarkistus : suoritus)<text:tab/>26</text:p>
          <text:p text:style-name="P9">6.5 Testitapaus 5 (virhe malliratkaisussa)<text:tab/>26</text:p>
          <text:p text:style-name="P9">6.6 Testitapaus 6 (tiedostoon kirjoitus)<text:tab/>26</text:p>
          <text:p text:style-name="P9">6.7 Testitapaus 7 ()<text:tab/>27</text:p>
          <text:p text:style-name="P9">6.8 Testitapaus 8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P13"/>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4"><text:span text:style-name="T2">Tekstikentät:</text:span> Username, Password</text:p>
        </text:list-item>
        <text:list-item>
          <text:p text:style-name="P14"><text:span text:style-name="T2">Painikkeet:</text:span> Sign in</text:p>
        </text:list-item>
      </text:list>
      <text:p text:style-name="Standard"/>
      <text:p text:style-name="P15">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6">Oletusarvo: molemmat tyhji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Toinen tyhj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yöte: Teme xxyy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alasana:Teemu xxyz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Oikea syöte: Teemu xxyyzz</text:p>
          </table:table-cell>
          <table:table-cell table:style-name="Table1.A2" office:value-type="string">
            <text:p text:style-name="P16">HYV</text:p>
          </table:table-cell>
          <table:table-cell table:style-name="Table1.C2" office:value-type="string">
            <text:p text:style-name="P16">OK</text:p>
          </table:table-cell>
        </table:table-row>
      </table:table>
      <text:p text:style-name="Text_20_body"/>
      <text:p text:style-name="P15">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7">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6">Painallus</text:p>
          </table:table-cell>
          <table:table-cell table:style-name="Table2.A2" office:value-type="string">
            <text:p text:style-name="P16">Järjestelmä siirtää käyttäjän tehtävien selaussivulle</text:p>
          </table:table-cell>
          <table:table-cell table:style-name="Table2.C2" office:value-type="string">
            <text:p text:style-name="P16">OK</text:p>
          </table:table-cell>
        </table:table-row>
        <table:table-row>
          <table:table-cell table:style-name="Table2.A2" office:value-type="string">
            <text:p text:style-name="P18">Painallus, ja Javascript poissa päältä</text:p>
          </table:table-cell>
          <table:table-cell table:style-name="Table2.A2" office:value-type="string">
            <text:p text:style-name="P18">Järjestelmä siirtää käyttäjän virhesivulle</text:p>
          </table:table-cell>
          <table:table-cell table:style-name="Table2.C2" office:value-type="string">
            <text:p text:style-name="P18">OK</text:p>
          </table:table-cell>
        </table:table-row>
      </table:table>
      <text:p text:style-name="P19"/>
      <text:p text:style-name="P19">Kt2. Tehtävien selaaminen</text:p>
      <text:p text:style-name="Standard">Sivu: Kurssi-, kategoria- ja tehtälistaus (teacherTaskList.jsp)</text:p>
      <text:p text:style-name="Standard">Testattavat käyttöliittymäkomponentit:</text:p>
      <text:list text:style-name="L3">
        <text:list-item>
          <text:p text:style-name="P20"><text:span text:style-name="T2">Tekstikentät:</text:span> Course name, New category </text:p>
        </text:list-item>
      </text:list>
      <text:list text:style-name="L4">
        <text:list-item>
          <text:p text:style-name="P21"><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1"><text:span text:style-name="T2">Linkit:</text:span> Create new task (English), Create new task (Finnish), Task list, Search users [<text:span text:style-name="T4">kt7</text:span><text:span text:style-name="T5">]</text:span>, Logout [<text:span text:style-name="T4">kt8</text:span><text:span text:style-name="T5">]</text:span></text:p>
          <text:p text:style-name="P21"/>
        </text:list-item>
      </text:list>
      <text:p text:style-name="P15">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6">Välilyönti</text:p>
          </table:table-cell>
          <table:table-cell table:style-name="Table3.A2" office:value-type="string">
            <text:p text:style-name="P22">'Course name must be 1-40 characters long'</text:p>
          </table:table-cell>
          <table:table-cell table:style-name="Table3.C2" office:value-type="string">
            <text:p text:style-name="P16">OK</text:p>
          </table:table-cell>
        </table:table-row>
        <table:table-row>
          <table:table-cell table:style-name="Table3.A2" office:value-type="string">
            <text:p text:style-name="P16">Html-koodia “Tito 2006 &lt;a href="www.cs.helsinki.fi/tito2006"&gt;Linkki&lt;/a&gt;”</text:p>
          </table:table-cell>
          <table:table-cell table:style-name="Table3.A2" office:value-type="string">
            <text:p text:style-name="P16">'Course name may not contain characters “, &lt;, &gt;, &amp;.'</text:p>
          </table:table-cell>
          <table:table-cell table:style-name="Table3.C2" office:value-type="string">
            <text:p text:style-name="P16">OK</text:p>
          </table:table-cell>
        </table:table-row>
        <table:table-row>
          <table:table-cell table:style-name="Table3.A2" office:value-type="string">
            <text:p text:style-name="P16">Yli 40 merkkiä: 'sdfd...sdf'</text:p>
          </table:table-cell>
          <table:table-cell table:style-name="Table3.A2" office:value-type="string">
            <text:p text:style-name="P16">'Course name must be 1-40 characters long'</text:p>
          </table:table-cell>
          <table:table-cell table:style-name="Table3.C2" office:value-type="string">
            <text:p text:style-name="P16">OK</text:p>
          </table:table-cell>
        </table:table-row>
        <table:table-row>
          <table:table-cell table:style-name="Table3.A2" office:value-type="string">
            <text:p text:style-name="P16">Oikea “Titou syksy 2006”</text:p>
          </table:table-cell>
          <table:table-cell table:style-name="Table3.A2" office:value-type="string">
            <text:p text:style-name="P16">HYV</text:p>
          </table:table-cell>
          <table:table-cell table:style-name="Table3.C2" office:value-type="string">
            <text:p text:style-name="P16">OK</text:p>
          </table:table-cell>
        </table:table-row>
      </table:table>
      <text:p text:style-name="Text_20_body"/>
      <text:p text:style-name="P15">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6">Painallus</text:p>
          </table:table-cell>
          <table:table-cell table:style-name="Table4.A2" office:value-type="string">
            <text:p text:style-name="P16">Luo kurssin tekstikentässä määritellyssä nimessä, näkyy heti sivulla</text:p>
          </table:table-cell>
          <table:table-cell table:style-name="Table4.C2" office:value-type="string">
            <text:p text:style-name="P16">OK</text:p>
          </table:table-cell>
        </table:table-row>
      </table:table>
      <text:p text:style-name="Text_20_body"/>
      <text:p text:style-name="P15">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7">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6">Painallus</text:p>
          </table:table-cell>
          <table:table-cell table:style-name="Table21.A2" office:value-type="string">
            <text:p text:style-name="P16">Kysyy varmistuksen poistetaanko kurssi. Mikäli valitaan kyllä kyseinen kurssi poistuu järjestelmästä.</text:p>
          </table:table-cell>
          <table:table-cell table:style-name="Table21.C2" office:value-type="string">
            <text:p text:style-name="P16">OK</text:p>
          </table:table-cell>
        </table:table-row>
      </table:table>
      <text:p text:style-name="Text_20_body"/>
      <text:p text:style-name="P15">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7">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6">Painallus</text:p>
          </table:table-cell>
          <table:table-cell table:style-name="Table51.A2" office:value-type="string">
            <text:p text:style-name="P16">Siirtää käyttäjän valitun kurssin statistiikkasivulle (showstatistics.jsp), jossa nähdään kurssin tilastot</text:p>
          </table:table-cell>
          <table:table-cell table:style-name="Table51.C2" office:value-type="string">
            <text:p text:style-name="P16">OK</text:p>
          </table:table-cell>
        </table:table-row>
      </table:table>
      <text:p text:style-name="Text_20_body"/>
      <text:p text:style-name="P15">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7">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6">Painallus</text:p>
          </table:table-cell>
          <table:table-cell table:style-name="Table52.A2" office:value-type="string">
            <text:p text:style-name="P16">Siirtää käyttäjän oppilaiden tietojen hakusivulle (searchusers.jsp)</text:p>
          </table:table-cell>
          <table:table-cell table:style-name="Table52.C2" office:value-type="string">
            <text:p text:style-name="P16">OK</text:p>
          </table:table-cell>
        </table:table-row>
      </table:table>
      <text:p text:style-name="Text_20_body"/>
      <text:p text:style-name="P15">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7">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6">Painallus</text:p>
          </table:table-cell>
          <table:table-cell table:style-name="Table5.A2" office:value-type="string">
            <text:p text:style-name="P16">Siirtää käyttäjän tehtävänluontisivulle, jossa on halutun kieliset kieliasetukset</text:p>
          </table:table-cell>
          <table:table-cell table:style-name="Table5.C2" office:value-type="string">
            <text:p text:style-name="P16">OK</text:p>
          </table:table-cell>
        </table:table-row>
      </table:table>
      <text:p text:style-name="Text_20_body"/>
      <text:p text:style-name="P15">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7">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6">Painallus</text:p>
          </table:table-cell>
          <table:table-cell table:style-name="Table22.A2" office:value-type="string">
            <text:p text:style-name="P16">Kysyy varmistuksen poistetaanko tehtävä. Mikäli valitaan kyllä, kyseinen tehtävä poistuu järjestelmästä</text:p>
          </table:table-cell>
          <table:table-cell table:style-name="Table22.C2" office:value-type="string">
            <text:p text:style-name="P16">OK</text:p>
          </table:table-cell>
        </table:table-row>
      </table:table>
      <text:p text:style-name="Text_20_body"/>
      <text:p text:style-name="P15">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7">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6">Painallus</text:p>
          </table:table-cell>
          <table:table-cell table:style-name="Table8.A2" office:value-type="string">
            <text:p text:style-name="P16">Siirtää käyttäjän tehtävänluontisivulle, jonka kenttien oletusarvona kyseisen tehtävän arvot</text:p>
          </table:table-cell>
          <table:table-cell table:style-name="Table8.C2" office:value-type="string">
            <text:p text:style-name="P16">OK</text:p>
          </table:table-cell>
        </table:table-row>
      </table:table>
      <text:p text:style-name="Text_20_body"/>
      <text:p text:style-name="P15">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7">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6">Painallus</text:p>
          </table:table-cell>
          <table:table-cell table:style-name="Table24.A2" office:value-type="string">
            <text:p text:style-name="P16">Siirtää käyttäjän tehtävänluontisivulle, jonka kenttien oletusarvona kyseisen tehtävän arvot</text:p>
          </table:table-cell>
          <table:table-cell table:style-name="Table24.C2" office:value-type="string">
            <text:p text:style-name="P16">OK</text:p>
          </table:table-cell>
        </table:table-row>
      </table:table>
      <text:p text:style-name="Text_20_body"/>
      <text:p text:style-name="P15">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6">Painallus</text:p>
          </table:table-cell>
          <table:table-cell table:style-name="Table23.A2" office:value-type="string">
            <text:p text:style-name="P16">Käyttäjä kirjautuu ulos järjestelmästä, siirtyy kirjautumissivulle</text:p>
          </table:table-cell>
          <table:table-cell table:style-name="Table23.C2" office:value-type="string">
            <text:p text:style-name="P16">OK</text:p>
          </table:table-cell>
        </table:table-row>
      </table:table>
      <text:p text:style-name="Text_20_body"/>
      <text:p text:style-name="P19">Kt3. Tehtävän lisääminen</text:p>
      <text:p text:style-name="Standard">Sivu: Tehtäväluontisivu (composer.jsp)</text:p>
      <text:p text:style-name="Standard">Testattavat käyttöliittymäkomponentit:</text:p>
      <text:list text:style-name="L5">
        <text:list-item>
          <text:p text:style-name="P23"><text:span text:style-name="T2">Painikkeet:</text:span> Add variable, Save, kielletyille/vaadituille käskyille olevat napit, Show printable view, Hide printable view (<text:span text:style-name="T4">kt5</text:span>)</text:p>
        </text:list-item>
        <text:list-item>
          <text:p text:style-name="P23"><text:span text:style-name="T2">Radiopainikkeet:</text:span> Fill-In/Programming, Values given by example program/Predefined values</text:p>
        </text:list-item>
        <text:list-item>
          <text:p text:style-name="P23"><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3">Dropdownit, jossa vertailut muuttujien ja rekistereiden arvoille.</text:p>
        </text:list-item>
      </text:list>
      <text:p text:style-name="Standard"/>
      <text:p text:style-name="P15">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6">Painallus</text:p>
          </table:table-cell>
          <table:table-cell table:style-name="Table25.A2" office:value-type="string">
            <text:p text:style-name="P16">Lisää uuden muuttujan listaan, jolle kaikki kentät määritelty</text:p>
          </table:table-cell>
          <table:table-cell table:style-name="Table25.C2" office:value-type="string">
            <text:p text:style-name="P16">OK</text:p>
          </table:table-cell>
        </table:table-row>
      </table:table>
      <text:p text:style-name="Text_20_body"/>
      <text:p text:style-name="P15">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6">Painallus</text:p>
          </table:table-cell>
          <table:table-cell table:style-name="Table26.A2" office:value-type="string">
            <text:p text:style-name="P16">Tallentaa tehtävän tietokantaan mikäli kaikki kentät kunnossa, siirtää käyttäjän takaisin tehtälistaussivulle, jossa näkyy lisätty tehtävä</text:p>
          </table:table-cell>
          <table:table-cell table:style-name="Table26.C2" office:value-type="string">
            <text:p text:style-name="P16">OK</text:p>
          </table:table-cell>
        </table:table-row>
      </table:table>
      <text:p text:style-name="P15"/>
      <text:p text:style-name="P15">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6">Valitaan yksi vaaditu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Valitaan yksi vaadituksi, yksi kiellety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Kaikki kielletty/vaadittu</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Yksi kielletty</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Ei yksikään kielletty tai sallittu</text:p>
          </table:table-cell>
          <table:table-cell table:style-name="Table27.A2" office:value-type="string">
            <text:p text:style-name="P16">HYV</text:p>
          </table:table-cell>
          <table:table-cell table:style-name="Table27.C2" office:value-type="string">
            <text:p text:style-name="P16">OK</text:p>
          </table:table-cell>
        </table:table-row>
      </table:table>
      <text:p text:style-name="P15"/>
      <text:p text:style-name="P15">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6">Fill-in</text:p>
          </table:table-cell>
          <table:table-cell table:style-name="Table28.A2" office:value-type="string">
            <text:p text:style-name="P16">Kaksi ylimääräistä tekstikenttää alku- ja jälkikoodille</text:p>
          </table:table-cell>
          <table:table-cell table:style-name="Table28.C2" office:value-type="string">
            <text:p text:style-name="P16">OK</text:p>
          </table:table-cell>
        </table:table-row>
        <table:table-row>
          <table:table-cell table:style-name="Table28.A2" office:value-type="string">
            <text:p text:style-name="P16">Programming</text:p>
          </table:table-cell>
          <table:table-cell table:style-name="Table28.A2" office:value-type="string">
            <text:p text:style-name="P16">Ei ylimääräisiä kenttiä</text:p>
          </table:table-cell>
          <table:table-cell table:style-name="Table28.C2" office:value-type="string">
            <text:p text:style-name="P16">OK</text:p>
          </table:table-cell>
        </table:table-row>
        <table:table-row>
          <table:table-cell table:style-name="Table28.A2" office:value-type="string">
            <text:p text:style-name="P16">Fill-In -&gt; Programming -&gt; Fill-In, Fill-In kentissä tekstiä</text:p>
          </table:table-cell>
          <table:table-cell table:style-name="Table28.A2" office:value-type="string">
            <text:p text:style-name="P16">Teksti säilyy muutoksen mukana</text:p>
          </table:table-cell>
          <table:table-cell table:style-name="Table28.C2" office:value-type="string">
            <text:p text:style-name="P16">OK</text:p>
          </table:table-cell>
        </table:table-row>
      </table:table>
      <text:p text:style-name="Text_20_body"/>
      <text:p text:style-name="P15">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6">Values given by example program</text:p>
          </table:table-cell>
          <table:table-cell table:style-name="Table29.A2" office:value-type="string">
            <text:p text:style-name="P16">Tekstikenttä mallikoodille</text:p>
          </table:table-cell>
          <table:table-cell table:style-name="Table29.C2" office:value-type="string">
            <text:p text:style-name="P16">OK</text:p>
          </table:table-cell>
        </table:table-row>
        <table:table-row table:style-name="Table29.3">
          <table:table-cell table:style-name="Table29.A3" office:value-type="string">
            <text:p text:style-name="P16">Predefined values</text:p>
          </table:table-cell>
          <table:table-cell table:style-name="Table29.A2" office:value-type="string">
            <text:p text:style-name="P16">Mallikoodin tekstikenttä häviää</text:p>
          </table:table-cell>
          <table:table-cell table:style-name="Table29.C2" office:value-type="string">
            <text:p text:style-name="P16">OK</text:p>
          </table:table-cell>
        </table:table-row>
        <table:table-row table:style-name="Table29.3">
          <table:table-cell table:style-name="Table29.A3" office:value-type="string">
            <text:p text:style-name="P16">Use model -&gt; Criteria -&gt; Use model, mallikoodissa tekstiä</text:p>
          </table:table-cell>
          <table:table-cell table:style-name="Table29.A2" office:value-type="string">
            <text:p text:style-name="P16">Mallikoodin koodi tulee takaisin näkyviin</text:p>
          </table:table-cell>
          <table:table-cell table:style-name="Table29.C2" office:value-type="string">
            <text:p text:style-name="P16">OK</text:p>
          </table:table-cell>
        </table:table-row>
      </table:table>
      <text:p text:style-name="Text_20_body"/>
      <text:p text:style-name="P15">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6">Oletusarvo, tyhjä</text:p>
          </table:table-cell>
          <table:table-cell table:style-name="Table30.A2" office:value-type="string">
            <text:p text:style-name="P16">Virheellinen nimi</text:p>
          </table:table-cell>
          <table:table-cell table:style-name="Table30.C2" office:value-type="string">
            <text:p text:style-name="P16">OK, tulee ilmoitus</text:p>
          </table:table-cell>
        </table:table-row>
        <table:table-row>
          <table:table-cell table:style-name="Table30.A2" office:value-type="string">
            <text:p text:style-name="P16">Välilyönti</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Html-tekstiä: &lt;b&gt;harjoitus 1&lt;/b&gt;</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Yksi merkki</text:p>
          </table:table-cell>
          <table:table-cell table:style-name="Table30.A2" office:value-type="string">
            <text:p text:style-name="P16">HYV</text:p>
          </table:table-cell>
          <table:table-cell table:style-name="Table30.C2" office:value-type="string">
            <text:p text:style-name="P16">OK</text:p>
          </table:table-cell>
        </table:table-row>
        <table:table-row>
          <table:table-cell table:style-name="Table30.A2" office:value-type="string">
            <text:p text:style-name="P16">Yli 40 merkkiä: 'sdfg...fdg'</text:p>
          </table:table-cell>
          <table:table-cell table:style-name="Table30.A2" office:value-type="string">
            <text:p text:style-name="P16">'Task name must be 1-40 characters long'</text:p>
          </table:table-cell>
          <table:table-cell table:style-name="Table30.C2" office:value-type="string">
            <text:p text:style-name="P16">OK</text:p>
          </table:table-cell>
        </table:table-row>
        <table:table-row>
          <table:table-cell table:style-name="Table30.A2" office:value-type="string">
            <text:p text:style-name="P16">Oikea syöte: Harjoitus 1</text:p>
          </table:table-cell>
          <table:table-cell table:style-name="Table30.A2" office:value-type="string">
            <text:p text:style-name="P16">HYV</text:p>
          </table:table-cell>
          <table:table-cell table:style-name="Table30.C2" office:value-type="string">
            <text:p text:style-name="P16">OK</text:p>
          </table:table-cell>
        </table:table-row>
      </table:table>
      <text:p text:style-name="Text_20_body"/>
      <text:p text:style-name="P15">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6">Oletusarvo, tyhjä</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Välilyönt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Html-tekstiä: &lt;b&gt;Laske sitä...&lt;/b&gt;</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Yksi merkk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Oikea syöte: Laske sitä...</text:p>
          </table:table-cell>
          <table:table-cell table:style-name="Table31.A2" office:value-type="string">
            <text:p text:style-name="P16">HYV</text:p>
          </table:table-cell>
          <table:table-cell table:style-name="Table31.C2" office:value-type="string">
            <text:p text:style-name="P16">OK</text:p>
          </table:table-cell>
        </table:table-row>
      </table:table>
      <text:p text:style-name="P15"/>
      <text:p text:style-name="P15">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6">Oletusarvo, tyhjä</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välilyönti</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Yksi syöte: 3</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Negatiivinen -1</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Monta, mutta väärin, 4.4.3 3 5</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Muu kuin numero: E</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Välit eri lailla: 4,5, -4, <text:s text:c="2"/>3, <text:s/>-2</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Oikea: 3, -5, 7</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Eri määrä syötteitä Inputs ja Secret Inputs</text:p>
          </table:table-cell>
          <table:table-cell table:style-name="Table32.A2" office:value-type="string">
            <text:p text:style-name="P16">HYV</text:p>
          </table:table-cell>
          <table:table-cell table:style-name="Table32.C2" office:value-type="string">
            <text:p text:style-name="P16">OK</text:p>
          </table:table-cell>
        </table:table-row>
      </table:table>
      <text:p text:style-name="Text_20_body"/>
      <text:p text:style-name="P15">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6">tyhjä</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välilyönti</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Muu kuin numero: <text:s/>r, &amp;</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Oikea: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umeron jälkeen jotain: 4TT</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Negatiivinen: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olla: 0</text:p>
          </table:table-cell>
          <table:table-cell table:style-name="Table34.A2" office:value-type="string">
            <text:p text:style-name="P16">HYV</text:p>
          </table:table-cell>
          <table:table-cell table:style-name="Table34.C2" office:value-type="string">
            <text:p text:style-name="P16">OK</text:p>
          </table:table-cell>
        </table:table-row>
      </table:table>
      <text:p text:style-name="Text_20_body"/>
      <text:p text:style-name="P15">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6">Oletusarvo: tyhjä tai välilyönti</text:p>
          </table:table-cell>
          <table:table-cell table:style-name="Table35.A2" office:value-type="string">
            <text:p text:style-name="P16">HYV, ei luoda kriteeriä</text:p>
          </table:table-cell>
          <table:table-cell table:style-name="Table35.C2" office:value-type="string">
            <text:p text:style-name="P16">OK</text:p>
          </table:table-cell>
        </table:table-row>
        <table:table-row>
          <table:table-cell table:style-name="Table35.A2" office:value-type="string">
            <text:p text:style-name="P16">Numero: -4, 6</text:p>
          </table:table-cell>
          <table:table-cell table:style-name="Table35.A2" office:value-type="string">
            <text:p text:style-name="P16">Virheellinen muuttuja</text:p>
          </table:table-cell>
          <table:table-cell table:style-name="Table35.C2" office:value-type="string">
            <text:p text:style-name="P16">VIRHE</text:p>
          </table:table-cell>
        </table:table-row>
        <table:table-row>
          <table:table-cell table:style-name="Table35.A2" office:value-type="string">
            <text:p text:style-name="P16">Pitkä nimi: Muuttis</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Ääkkösiä: å</text:p>
          </table:table-cell>
          <table:table-cell table:style-name="Table35.A2" office:value-type="string">
            <text:p text:style-name="P16">HYV</text:p>
          </table:table-cell>
          <table:table-cell table:style-name="Table35.C2" office:value-type="string">
            <text:p text:style-name="P16">VIRHE, poistaa jos 1 ääkkönen, toimii jos 2 tai enemmän</text:p>
          </table:table-cell>
        </table:table-row>
        <table:table-row>
          <table:table-cell table:style-name="Table35.A2" office:value-type="string">
            <text:p text:style-name="P16">Muita merkkejä: e-w</text:p>
          </table:table-cell>
          <table:table-cell table:style-name="Table35.A2" office:value-type="string">
            <text:p text:style-name="P16">Virheellinen muuttuja</text:p>
          </table:table-cell>
          <table:table-cell table:style-name="Table35.C2" office:value-type="string">
            <text:p text:style-name="P16"/>
          </table:table-cell>
        </table:table-row>
        <table:table-row>
          <table:table-cell table:style-name="Table35.A2" office:value-type="string">
            <text:p text:style-name="P16">Oikea: x</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perässä: X3</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alussa tai välissä 1234r23</text:p>
          </table:table-cell>
          <table:table-cell table:style-name="Table35.A2" office:value-type="string">
            <text:p text:style-name="P16">HYV</text:p>
          </table:table-cell>
          <table:table-cell table:style-name="Table35.C2" office:value-type="string">
            <text:p text:style-name="P16">OK</text:p>
          </table:table-cell>
        </table:table-row>
      </table:table>
      <text:p text:style-name="Text_20_body"/>
      <text:p text:style-name="P15">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6">Oletusarvo:tyhjä</text:p>
          </table:table-cell>
          <table:table-cell table:style-name="Table33.A2" office:value-type="string">
            <text:p text:style-name="P16">HYV, ei määritellä muuttujaa</text:p>
          </table:table-cell>
          <table:table-cell table:style-name="Table33.C2" office:value-type="string">
            <text:p text:style-name="P16">OK</text:p>
          </table:table-cell>
        </table:table-row>
        <table:table-row>
          <table:table-cell table:style-name="Table33.A2" office:value-type="string">
            <text:p text:style-name="P16">Muu kuin numero, -, r, &amp;</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Oikea: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umeron jälkeen jotain: 4TT</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Negatiivinen: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olla: 0</text:p>
          </table:table-cell>
          <table:table-cell table:style-name="Table33.A2" office:value-type="string">
            <text:p text:style-name="P16">HYV</text:p>
          </table:table-cell>
          <table:table-cell table:style-name="Table33.C2" office:value-type="string">
            <text:p text:style-name="P16">OK</text:p>
          </table:table-cell>
        </table:table-row>
      </table:table>
      <text:p text:style-name="Text_20_body"/>
      <text:p text:style-name="P15">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6">Oletusarvo, tyhjä</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välilyönti</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Yksi syöte: 3</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Negatiivinen -1</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Monta, mutta väärin, 4.4.3 3 5</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Muu kuin numero: E</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Välit eri lailla: 4,5, 4, <text:s text:c="2"/>3, <text:s/>2</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Oikea: 3, 5, 7</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Eri määrä syötteitä Outputs ja Secret Outputs</text:p>
          </table:table-cell>
          <table:table-cell table:style-name="Table36.A2" office:value-type="string">
            <text:p text:style-name="P16">HYV</text:p>
          </table:table-cell>
          <table:table-cell table:style-name="Table36.C2" office:value-type="string">
            <text:p text:style-name="P16">OK</text:p>
          </table:table-cell>
        </table:table-row>
      </table:table>
      <text:p text:style-name="Text_20_body"/>
      <text:p text:style-name="P15">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6">Oletusarvo:tyhjä</text:p>
          </table:table-cell>
          <table:table-cell table:style-name="Table37.A2" office:value-type="string">
            <text:p text:style-name="P16">HYV, ei määritellä arvoa</text:p>
          </table:table-cell>
          <table:table-cell table:style-name="Table37.C2" office:value-type="string">
            <text:p text:style-name="P16">OK</text:p>
          </table:table-cell>
        </table:table-row>
        <table:table-row>
          <table:table-cell table:style-name="Table37.A2" office:value-type="string">
            <text:p text:style-name="P16">Muu kuin numero, -, r, &amp;</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Oikea: 43</text:p>
          </table:table-cell>
          <table:table-cell table:style-name="Table37.A2" office:value-type="string">
            <text:p text:style-name="P16">HYV</text:p>
          </table:table-cell>
          <table:table-cell table:style-name="Table37.C2" office:value-type="string">
            <text:p text:style-name="P16">OK</text:p>
          </table:table-cell>
        </table:table-row>
        <table:table-row>
          <table:table-cell table:style-name="Table37.A2" office:value-type="string">
            <text:p text:style-name="P16">Numeron jälkeen jotain: 4TT</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egatiivinen: -4</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olla: 0</text:p>
          </table:table-cell>
          <table:table-cell table:style-name="Table37.A2" office:value-type="string">
            <text:p text:style-name="P16">HYV</text:p>
          </table:table-cell>
          <table:table-cell table:style-name="Table37.C2" office:value-type="string">
            <text:p text:style-name="P16">OK</text:p>
          </table:table-cell>
        </table:table-row>
      </table:table>
      <text:p text:style-name="P15"/>
      <text:p text:style-name="P15">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6">Oletusarvo:10 000</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Muu kuin numero: :, r, &amp;</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Oikea: 43</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Numeron jälkeen jotain: 4TT</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egatiivinen: -4</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olla: 0</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Yli 100 000 </text:p>
          </table:table-cell>
          <table:table-cell table:style-name="Table38.A2" office:value-type="string">
            <text:p text:style-name="P16">Varoitus, HYV</text:p>
          </table:table-cell>
          <table:table-cell table:style-name="Table38.C2" office:value-type="string">
            <text:p text:style-name="P16">OK</text:p>
          </table:table-cell>
        </table:table-row>
      </table:table>
      <text:p text:style-name="P15"/>
      <text:p text:style-name="P15">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6">Oletusarvo: oletuspalaute</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Tyhjä</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Yksi merkki</text:p>
          </table:table-cell>
          <table:table-cell table:style-name="Table43.A2" office:value-type="string">
            <text:p text:style-name="P16">HYV</text:p>
          </table:table-cell>
          <table:table-cell table:style-name="Table43.C2" office:value-type="string">
            <text:p text:style-name="P16">OK</text:p>
          </table:table-cell>
        </table:table-row>
        <table:table-row table:style-name="Table43.5">
          <table:table-cell table:style-name="Table43.A2" office:value-type="string">
            <text:p text:style-name="P16">Palaute mutta esim rekisterille ei ole annettu arvoa</text:p>
          </table:table-cell>
          <table:table-cell table:style-name="Table43.A2" office:value-type="string">
            <text:p text:style-name="P16">HYV, ei tallenneta kriteeriä</text:p>
          </table:table-cell>
          <table:table-cell table:style-name="Table43.C2" office:value-type="string">
            <text:p text:style-name="P16">OK</text:p>
          </table:table-cell>
        </table:table-row>
        <table:table-row>
          <table:table-cell table:style-name="Table43.A2" office:value-type="string">
            <text:p text:style-name="P16">Välilyönti</text:p>
          </table:table-cell>
          <table:table-cell table:style-name="Table43.A2" office:value-type="string">
            <text:p text:style-name="P16">HYV</text:p>
          </table:table-cell>
          <table:table-cell table:style-name="Table43.C2" office:value-type="string">
            <text:p text:style-name="P16">OK</text:p>
          </table:table-cell>
        </table:table-row>
      </table:table>
      <text:p text:style-name="Standard"/>
      <text:p text:style-name="P15">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6">Oletusarvo:oletuspalaute</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Tyhjä</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Välilyönti</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Yksi merkki</text:p>
          </table:table-cell>
          <table:table-cell table:style-name="Table44.A2" office:value-type="string">
            <text:p text:style-name="P16">HYV</text:p>
          </table:table-cell>
          <table:table-cell table:style-name="Table44.C2" office:value-type="string">
            <text:p text:style-name="P16">OK</text:p>
          </table:table-cell>
        </table:table-row>
      </table:table>
      <text:p text:style-name="Standard"/>
      <text:p text:style-name="P15">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6">Oletusarvo =</text:p>
          </table:table-cell>
          <table:table-cell table:style-name="Table45.A2" office:value-type="string">
            <text:p text:style-name="P16">HYV</text:p>
          </table:table-cell>
          <table:table-cell table:style-name="Table45.C2" office:value-type="string">
            <text:p text:style-name="P16">OK</text:p>
          </table:table-cell>
        </table:table-row>
        <table:table-row>
          <table:table-cell table:style-name="Table45.A2" office:value-type="string">
            <text:p text:style-name="P16">Muut, &lt;, &lt;=, &gt;, &gt;=, !=</text:p>
          </table:table-cell>
          <table:table-cell table:style-name="Table45.A2" office:value-type="string">
            <text:p text:style-name="P16">HYV</text:p>
          </table:table-cell>
          <table:table-cell table:style-name="Table45.C2" office:value-type="string">
            <text:p text:style-name="P16">OK</text:p>
          </table:table-cell>
        </table:table-row>
      </table:table>
      <text:p text:style-name="Standard"/>
      <text:p text:style-name="P15">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6">Painallus show</text:p>
          </table:table-cell>
          <table:table-cell table:style-name="Table50.A2" office:value-type="string">
            <text:p text:style-name="P16">Poistaa palautteissa muokkausmahdollisuuden ja laatikon</text:p>
          </table:table-cell>
          <table:table-cell table:style-name="Table50.C2" office:value-type="string">
            <text:p text:style-name="P16">OK</text:p>
          </table:table-cell>
        </table:table-row>
        <table:table-row>
          <table:table-cell table:style-name="Table50.A2" office:value-type="string">
            <text:p text:style-name="P16">Painallus hide</text:p>
          </table:table-cell>
          <table:table-cell table:style-name="Table50.A2" office:value-type="string">
            <text:p text:style-name="P16">Palauttaa laatikot</text:p>
          </table:table-cell>
          <table:table-cell table:style-name="Table50.C2" office:value-type="string">
            <text:p text:style-name="P16">OK</text:p>
          </table:table-cell>
        </table:table-row>
      </table:table>
      <text:p text:style-name="P19"/>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4">Samat mitä tehtävän luonnissa, ei kuitenkaan syytä testata niitä uudestaan. Täytyy kuitenkin katsoa että muutokset tulevat voimaan.</text:p>
        </text:list-item>
      </text:list>
      <text:p text:style-name="P19"/>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5"><text:span text:style-name="T2">Tekstikentät:</text:span> Search users</text:p>
        </text:list-item>
        <text:list-item>
          <text:p text:style-name="P25"><text:span text:style-name="T2">Painikkeet:</text:span> Search, Remove user</text:p>
        </text:list-item>
        <text:list-item>
          <text:p text:style-name="P26">Linkit:<text:span text:style-name="T6"> käyttäjän nimi</text:span></text:p>
        </text:list-item>
      </text:list>
      <text:p text:style-name="Standard"/>
      <text:p text:style-name="P15">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6">Tyhjä syöte</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välilyöntejä</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1 merkki, esim. p</text:p>
          </table:table-cell>
          <table:table-cell table:style-name="Table53.A2" office:value-type="string">
            <text:p text:style-name="P16">HYV, Listaa kaikki käyttäjät, joissa esiintyy kyseinen merkki</text:p>
          </table:table-cell>
          <table:table-cell table:style-name="Table53.C2" office:value-type="string">
            <text:p text:style-name="P16">OK</text:p>
          </table:table-cell>
        </table:table-row>
        <table:table-row>
          <table:table-cell table:style-name="Table53.A2" office:value-type="string">
            <text:p text:style-name="P16">Oikea syöte: iina</text:p>
          </table:table-cell>
          <table:table-cell table:style-name="Table53.A2" office:value-type="string">
            <text:p text:style-name="P16">HYV, Listaa kaikki käyttäjät joissa esiintyy kyseinen merkkisarja. Esim. Löytää Tiina Testi</text:p>
          </table:table-cell>
          <table:table-cell table:style-name="Table53.C2" office:value-type="string">
            <text:p text:style-name="P16">OK</text:p>
          </table:table-cell>
        </table:table-row>
      </table:table>
      <text:p text:style-name="P15"/>
      <text:p text:style-name="P15">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6">Painallus</text:p>
          </table:table-cell>
          <table:table-cell table:style-name="Table54.A2" office:value-type="string">
            <text:p text:style-name="P16">Näyttää listan käyttäjistä hakuarvojen mukaan</text:p>
          </table:table-cell>
          <table:table-cell table:style-name="Table54.C2" office:value-type="string">
            <text:p text:style-name="P16">OK</text:p>
          </table:table-cell>
        </table:table-row>
      </table:table>
      <text:p text:style-name="P19"/>
      <text:p text:style-name="P15">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6">Painallus</text:p>
          </table:table-cell>
          <table:table-cell table:style-name="Table55.A2" office:value-type="string">
            <text:p text:style-name="P16">Kysyy varmistuksen poistetaanko käyttäjä. Mikäli valitaan kyllä kyseinen käyttäjä häviää järjestelmästä.</text:p>
          </table:table-cell>
          <table:table-cell table:style-name="Table55.C2" office:value-type="string">
            <text:p text:style-name="P16">OK</text:p>
          </table:table-cell>
        </table:table-row>
      </table:table>
      <text:p text:style-name="P19"/>
      <text:p text:style-name="P15">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6">Painallus</text:p>
          </table:table-cell>
          <table:table-cell table:style-name="Table6.A2" office:value-type="string">
            <text:p text:style-name="P16">Siirrytään käyttäjätietosivulle.</text:p>
          </table:table-cell>
          <table:table-cell table:style-name="Table6.C2" office:value-type="string">
            <text:p text:style-name="P16">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4"><text:span text:style-name="T2">Tekstikentät:</text:span> First name, Last name, Student number, Social security number, E-mail, User name, Password, Password again.</text:p>
        </text:list-item>
        <text:list-item>
          <text:p text:style-name="P14"><text:span text:style-name="T2">Painikkeet:</text:span> Sign up</text:p>
        </text:list-item>
      </text:list>
      <text:p text:style-name="Standard"/>
      <text:p text:style-name="P15">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6">Oletusarvo: tyh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Välilyönti tai useita väle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Yksi merkki '3'</text:p>
          </table:table-cell>
          <table:table-cell table:style-name="Table13.A2" office:value-type="string">
            <text:p text:style-name="P16">HYV</text:p>
          </table:table-cell>
          <table:table-cell table:style-name="Table13.C2" office:value-type="string">
            <text:p text:style-name="P16">OK</text:p>
          </table:table-cell>
        </table:table-row>
        <table:table-row>
          <table:table-cell table:style-name="Table13.A2" office:value-type="string">
            <text:p text:style-name="P16">Yli 40 merkkiä'fdgd...dfgfd'</text:p>
          </table:table-cell>
          <table:table-cell table:style-name="Table13.A2" office:value-type="string">
            <text:p text:style-name="P16">'First name must be 1-40 characters long'</text:p>
          </table:table-cell>
          <table:table-cell table:style-name="Table13.C2" office:value-type="string">
            <text:p text:style-name="P16">OK</text:p>
          </table:table-cell>
        </table:table-row>
        <table:table-row>
          <table:table-cell table:style-name="Table13.A2" office:value-type="string">
            <text:p text:style-name="P16">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Oikea syöte: Taro</text:p>
          </table:table-cell>
          <table:table-cell table:style-name="Table13.A2" office:value-type="string">
            <text:p text:style-name="P16">HYV</text:p>
          </table:table-cell>
          <table:table-cell table:style-name="Table13.C2" office:value-type="string">
            <text:p text:style-name="P16">OK</text:p>
          </table:table-cell>
        </table:table-row>
      </table:table>
      <text:p text:style-name="Text_20_body"/>
      <text:p text:style-name="P15">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6">Oletusarvo: tyh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Välilyönti tai useita väle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Yksi merkki '3'</text:p>
          </table:table-cell>
          <table:table-cell table:style-name="Table15.A2" office:value-type="string">
            <text:p text:style-name="P16">HYV</text:p>
          </table:table-cell>
          <table:table-cell table:style-name="Table15.C2" office:value-type="string">
            <text:p text:style-name="P16">OK</text:p>
          </table:table-cell>
        </table:table-row>
        <table:table-row>
          <table:table-cell table:style-name="Table15.A2" office:value-type="string">
            <text:p text:style-name="P16">Yli 40 merkkiä'fdgd...dfgfd'</text:p>
          </table:table-cell>
          <table:table-cell table:style-name="Table15.A2" office:value-type="string">
            <text:p text:style-name="P16">'Last name must be 1-40 characters long'</text:p>
          </table:table-cell>
          <table:table-cell table:style-name="Table15.C2" office:value-type="string">
            <text:p text:style-name="P16">OK</text:p>
          </table:table-cell>
        </table:table-row>
        <table:table-row>
          <table:table-cell table:style-name="Table15.A2" office:value-type="string">
            <text:p text:style-name="P16">Html-koodia &lt;l&gt;Morimoto&lt;/l&gt;</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Heittomerkkejä “Mori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Et-merkki: 'Mori&amp;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Oikea syöte: Morimoto</text:p>
          </table:table-cell>
          <table:table-cell table:style-name="Table15.A2" office:value-type="string">
            <text:p text:style-name="P16">HYV</text:p>
          </table:table-cell>
          <table:table-cell table:style-name="Table15.C2" office:value-type="string">
            <text:p text:style-name="P16">OK</text:p>
          </table:table-cell>
        </table:table-row>
      </table:table>
      <text:p text:style-name="Text_20_body"/>
      <text:p text:style-name="P15">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6">Oletusarvo: tyhjä</text:p>
          </table:table-cell>
          <table:table-cell table:style-name="Table16.A2" office:value-type="string">
            <text:p text:style-name="P16">'Please enter either social security number or student number'</text:p>
          </table:table-cell>
          <table:table-cell table:style-name="Table16.C2" office:value-type="string">
            <text:p text:style-name="P16">OK</text:p>
          </table:table-cell>
        </table:table-row>
        <table:table-row>
          <table:table-cell table:style-name="Table16.A2" office:value-type="string">
            <text:p text:style-name="P16">Tyhjä mutta social security number hyväksytty</text:p>
          </table:table-cell>
          <table:table-cell table:style-name="Table16.A2" office:value-type="string">
            <text:p text:style-name="P16">HYV</text:p>
          </table:table-cell>
          <table:table-cell table:style-name="Table16.C2" office:value-type="string">
            <text:p text:style-name="P16">OK</text:p>
          </table:table-cell>
        </table:table-row>
        <table:table-row>
          <table:table-cell table:style-name="Table16.A2" office:value-type="string">
            <text:p text:style-name="P16">Muita kun numeroita: 129as½3u7</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lyhyt: 123</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pitkä: 99999999999999999</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Tarkistussumma ei täsmää viimeiseen numeroon.</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Oikea: 012602593</text:p>
          </table:table-cell>
          <table:table-cell table:style-name="Table16.A2" office:value-type="string">
            <text:p text:style-name="P16">HYV</text:p>
          </table:table-cell>
          <table:table-cell table:style-name="Table16.C2" office:value-type="string">
            <text:p text:style-name="P16">OK</text:p>
          </table:table-cell>
        </table:table-row>
      </table:table>
      <text:p text:style-name="Text_20_body"/>
      <text:p text:style-name="P15">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6">Oletusarvo: tyhjä</text:p>
          </table:table-cell>
          <table:table-cell table:style-name="Table17.A2" office:value-type="string">
            <text:p text:style-name="P16">'Please enter either social security number or student number'</text:p>
          </table:table-cell>
          <table:table-cell table:style-name="Table17.C2" office:value-type="string">
            <text:p text:style-name="P16">OK</text:p>
          </table:table-cell>
        </table:table-row>
        <table:table-row>
          <table:table-cell table:style-name="Table17.A2" office:value-type="string">
            <text:p text:style-name="P16">Tyhjä mutta student number hyväksytty</text:p>
          </table:table-cell>
          <table:table-cell table:style-name="Table17.A2" office:value-type="string">
            <text:p text:style-name="P16">HYV</text:p>
          </table:table-cell>
          <table:table-cell table:style-name="Table17.C2" office:value-type="string">
            <text:p text:style-name="P16">OK</text:p>
          </table:table-cell>
        </table:table-row>
        <table:table-row>
          <table:table-cell table:style-name="Table17.A2" office:value-type="string">
            <text:p text:style-name="P16">Virheellinen muoto: 2343-gg-333A</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Ei välimerkkiä tai väärä välimerkki: 201182?234B</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Tarkistusmerkki ei täsmää.</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Oikea muoto: 271082-067T</text:p>
          </table:table-cell>
          <table:table-cell table:style-name="Table17.A2" office:value-type="string">
            <text:p text:style-name="P16">'HYV'</text:p>
          </table:table-cell>
          <table:table-cell table:style-name="Table17.C2" office:value-type="string">
            <text:p text:style-name="P16">OK</text:p>
          </table:table-cell>
        </table:table-row>
      </table:table>
      <text:p text:style-name="Text_20_body"/>
      <text:p text:style-name="P15">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6">Oletusarvo: tyhjä</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välilyönti</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Yksi merkki '9'</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html-koodia: &lt;b&gt;taro.morimoto@cs.helsinki.fi&lt;/b&gt;</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Muita html-erikoismerkkejä: “taro”.mori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Taro.mori&amp;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Oikea syöte: taro.morimoto@cs.helsinki.fi</text:p>
          </table:table-cell>
          <table:table-cell table:style-name="Table18.A2" office:value-type="string">
            <text:p text:style-name="P16">HYV</text:p>
          </table:table-cell>
          <table:table-cell table:style-name="Table18.C2" office:value-type="string">
            <text:p text:style-name="P16">OK</text:p>
          </table:table-cell>
        </table:table-row>
        <table:table-row>
          <table:table-cell table:style-name="Table18.A2" office:value-type="string">
            <text:p text:style-name="P16">Virheellinen syöte: taro@</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Virheellinen syöte: taro@morimoto@helsinki.fi</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taro.morimoto@hel.sinki.fi</text:p>
          </table:table-cell>
          <table:table-cell table:style-name="Table18.A2" office:value-type="string">
            <text:p text:style-name="P16">HYV (osoitteen järkevyyttä ei voida tarkistaa, vain muoto)</text:p>
          </table:table-cell>
          <table:table-cell table:style-name="Table18.C2" office:value-type="string">
            <text:p text:style-name="P16">OK</text:p>
          </table:table-cell>
        </table:table-row>
      </table:table>
      <text:p text:style-name="P15"/>
      <text:p text:style-name="P15">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6">Oletusarvo: tyh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Välilyönti tai useita väle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Nimi joka jo kannassa</text:p>
          </table:table-cell>
          <table:table-cell table:style-name="Table19.A2" office:value-type="string">
            <text:p text:style-name="P16">'Username already in use, please choose another'</text:p>
          </table:table-cell>
          <table:table-cell table:style-name="Table19.C2" office:value-type="string">
            <text:p text:style-name="P16">OK</text:p>
          </table:table-cell>
        </table:table-row>
        <table:table-row>
          <table:table-cell table:style-name="Table19.A2" office:value-type="string">
            <text:p text:style-name="P16">Alta 3 merkkiä: tm</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2 välilyöntiä, 1 merkki: ' <text:s/>t'</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Yli 20 merkkiä</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Välilyöntejä alussa tai lopussa, merkkejä alle 3-20</text:p>
          </table:table-cell>
          <table:table-cell table:style-name="Table19.A2" office:value-type="string">
            <text:p text:style-name="P16">HYV</text:p>
          </table:table-cell>
          <table:table-cell table:style-name="Table19.C2" office:value-type="string">
            <text:p text:style-name="P16">OK</text:p>
          </table:table-cell>
        </table:table-row>
        <table:table-row>
          <table:table-cell table:style-name="Table19.A2" office:value-type="string">
            <text:p text:style-name="P16">Sisältää muita merkkejä kuin a-z, A-z tai 0-9 (myös välejä). Esim. Taro Morimoto</text:p>
          </table:table-cell>
          <table:table-cell table:style-name="Table19.A2" office:value-type="string">
            <text:p text:style-name="P16">'Invalid user name'</text:p>
          </table:table-cell>
          <table:table-cell table:style-name="Table19.C2" office:value-type="string">
            <text:p text:style-name="P16">OK</text:p>
          </table:table-cell>
        </table:table-row>
        <table:table-row>
          <table:table-cell table:style-name="Table19.A2" office:value-type="string">
            <text:p text:style-name="P16">Oikea:ninja</text:p>
          </table:table-cell>
          <table:table-cell table:style-name="Table19.A2" office:value-type="string">
            <text:p text:style-name="P16">HYV</text:p>
          </table:table-cell>
          <table:table-cell table:style-name="Table19.C2" office:value-type="string">
            <text:p text:style-name="P16">OK</text:p>
          </table:table-cell>
        </table:table-row>
      </table:table>
      <text:p text:style-name="P15"/>
      <text:p text:style-name="P15">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6">Password tyhjä</text:p>
          </table:table-cell>
          <table:table-cell table:style-name="Table20.A2" office:value-type="string">
            <text:p text:style-name="P16">'Please choose a password'</text:p>
          </table:table-cell>
          <table:table-cell table:style-name="Table20.C2" office:value-type="string">
            <text:p text:style-name="P16">OK</text:p>
          </table:table-cell>
        </table:table-row>
        <table:table-row>
          <table:table-cell table:style-name="Table20.A2" office:value-type="string">
            <text:p text:style-name="P16">Password again tyhjä</text:p>
          </table:table-cell>
          <table:table-cell table:style-name="Table20.A2" office:value-type="string">
            <text:p text:style-name="P16">'Please repeat your chosen password'</text:p>
          </table:table-cell>
          <table:table-cell table:style-name="Table20.C2" office:value-type="string">
            <text:p text:style-name="P16">OK</text:p>
          </table:table-cell>
        </table:table-row>
        <table:table-row>
          <table:table-cell table:style-name="Table20.A2" office:value-type="string">
            <text:p text:style-name="P16">Välilyönti salasanan keskell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Password ja password again eivät samat</text:p>
          </table:table-cell>
          <table:table-cell table:style-name="Table20.A2" office:value-type="string">
            <text:p text:style-name="P16">'Different values in password fields....'</text:p>
          </table:table-cell>
          <table:table-cell table:style-name="Table20.C2" office:value-type="string">
            <text:p text:style-name="P16">OK</text:p>
          </table:table-cell>
        </table:table-row>
        <table:table-row>
          <table:table-cell table:style-name="Table20.A2" office:value-type="string">
            <text:p text:style-name="P16">Password ja password again täsmäävät hyväksytyllä salasanalla</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Alle 6 merkkiä: passu</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Yli 12 merkkiä: password12345</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Välilyöntejä alussa tai lopussa</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Välilyönti tai useita välilyöntej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Html-koodia '&lt;p&gt;ss&lt;/p&gt;'</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Oikea syöte: passun1</text:p>
          </table:table-cell>
          <table:table-cell table:style-name="Table20.A2" office:value-type="string">
            <text:p text:style-name="P16">HYV</text:p>
          </table:table-cell>
          <table:table-cell table:style-name="Table20.C2" office:value-type="string">
            <text:p text:style-name="P16">OK</text:p>
          </table:table-cell>
        </table:table-row>
      </table:table>
      <text:p text:style-name="P15"/>
      <text:p text:style-name="P15">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7">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6">Painallus, ja Javascript päällä</text:p>
          </table:table-cell>
          <table:table-cell table:style-name="Table14.A2" office:value-type="string">
            <text:p text:style-name="P16">Järjestelmä siirtää käyttäjän tehtävälistaussivulle kirjautuneena</text:p>
          </table:table-cell>
          <table:table-cell table:style-name="Table14.C2" office:value-type="string">
            <text:p text:style-name="P16">OK</text:p>
          </table:table-cell>
        </table:table-row>
        <table:table-row>
          <table:table-cell table:style-name="Table14.A2" office:value-type="string">
            <text:p text:style-name="P16">Painallus, ja Javascript poissa päältä</text:p>
          </table:table-cell>
          <table:table-cell table:style-name="Table14.A2" office:value-type="string">
            <text:p text:style-name="P16">Järjestelmä siirtää käyttäjän virhesivulle</text:p>
          </table:table-cell>
          <table:table-cell table:style-name="Table14.C2" office:value-type="string">
            <text:p text:style-name="P16">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4"><text:span text:style-name="T2">Tekstikentät:</text:span> Username, Password</text:p>
        </text:list-item>
        <text:list-item>
          <text:p text:style-name="P14"><text:span text:style-name="T2">Dropdown-valikot:</text:span> Course, Language</text:p>
        </text:list-item>
        <text:list-item>
          <text:p text:style-name="P14"><text:span text:style-name="T2">Painikkeet:</text:span> Sign in</text:p>
        </text:list-item>
        <text:list-item>
          <text:p text:style-name="P14"><text:span text:style-name="T2">Linkit:</text:span> Sign up, Forgot your password?</text:p>
        </text:list-item>
      </text:list>
      <text:p text:style-name="Standard"/>
      <text:p text:style-name="P15">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6">Oletusarvo: molemmat tyhji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Toinen tyhj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yöte: Tarou xxyy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alasana:Taro xxyz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Oikea syöte: Taro xxyyzz</text:p>
          </table:table-cell>
          <table:table-cell table:style-name="Table12.A2" office:value-type="string">
            <text:p text:style-name="P16">HYV</text:p>
          </table:table-cell>
          <table:table-cell table:style-name="Table12.C2" office:value-type="string">
            <text:p text:style-name="P16">OK</text:p>
          </table:table-cell>
        </table:table-row>
      </table:table>
      <text:p text:style-name="Text_20_body"/>
      <text:p text:style-name="P15">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7">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6">Selaaminen</text:p>
          </table:table-cell>
          <table:table-cell table:style-name="Table10.A2" office:value-type="string">
            <text:p text:style-name="P16">Näyttää kaikki järjestelmän kurssit</text:p>
          </table:table-cell>
          <table:table-cell table:style-name="Table10.C2" office:value-type="string">
            <text:p text:style-name="P16">OK</text:p>
          </table:table-cell>
        </table:table-row>
        <table:table-row>
          <table:table-cell table:style-name="Table10.A2" office:value-type="string">
            <text:p text:style-name="P16">Valinta</text:p>
          </table:table-cell>
          <table:table-cell table:style-name="Table10.A2" office:value-type="string">
            <text:p text:style-name="P16">Näyttää tehtävälistaussivulla juuri tämän kurssin suoritustiedot (kirjautumisen jälkeen)</text:p>
          </table:table-cell>
          <table:table-cell table:style-name="Table10.C2" office:value-type="string">
            <text:p text:style-name="P16">OK</text:p>
          </table:table-cell>
        </table:table-row>
      </table:table>
      <text:p text:style-name="Text_20_body"/>
      <text:p text:style-name="P15">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7">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6">Selaaminen</text:p>
          </table:table-cell>
          <table:table-cell table:style-name="Table56.A2" office:value-type="string">
            <text:p text:style-name="P16">Näyttää kielet Finnish ja English</text:p>
          </table:table-cell>
          <table:table-cell table:style-name="Table56.C2" office:value-type="string">
            <text:p text:style-name="P16">OK</text:p>
          </table:table-cell>
        </table:table-row>
        <table:table-row>
          <table:table-cell table:style-name="Table56.A2" office:value-type="string">
            <text:p text:style-name="P16">Valinta</text:p>
          </table:table-cell>
          <table:table-cell table:style-name="Table56.A2" office:value-type="string">
            <text:p text:style-name="P16">Näyttää opiskelijan sivut tällä kielellä (kirjautumisen jälkeen)</text:p>
          </table:table-cell>
          <table:table-cell table:style-name="Table56.C2" office:value-type="string">
            <text:p text:style-name="P16">OK</text:p>
          </table:table-cell>
        </table:table-row>
      </table:table>
      <text:p text:style-name="Text_20_body"/>
      <text:p text:style-name="P15">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6">Painallus, ja Javascript päällä</text:p>
          </table:table-cell>
          <table:table-cell table:style-name="Table9.A2" office:value-type="string">
            <text:p text:style-name="P16">Järjestelmä siirtää käyttäjän dropdownissa valitun kurssin tehtävien selaussivulle</text:p>
          </table:table-cell>
          <table:table-cell table:style-name="Table9.C2" office:value-type="string">
            <text:p text:style-name="P16">OK</text:p>
          </table:table-cell>
        </table:table-row>
        <table:table-row>
          <table:table-cell table:style-name="Table9.A2" office:value-type="string">
            <text:p text:style-name="P16">Painallus, ja Javascript poissa päältä</text:p>
          </table:table-cell>
          <table:table-cell table:style-name="Table9.A2" office:value-type="string">
            <text:p text:style-name="P16">Järjestelmä siirtää käyttäjän virhesivulle</text:p>
          </table:table-cell>
          <table:table-cell table:style-name="Table9.C2" office:value-type="string">
            <text:p text:style-name="P16">OK</text:p>
          </table:table-cell>
        </table:table-row>
      </table:table>
      <text:p text:style-name="Standard"/>
      <text:p text:style-name="P15">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7">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6">Painallus</text:p>
          </table:table-cell>
          <table:table-cell table:style-name="Table11.A2" office:value-type="string">
            <text:p text:style-name="P16">Siirtää käyttäjän tunnuksenluontisivulle</text:p>
          </table:table-cell>
          <table:table-cell table:style-name="Table11.C2" office:value-type="string">
            <text:p text:style-name="P16">OK</text:p>
          </table:table-cell>
        </table:table-row>
      </table:table>
      <text:p text:style-name="P15"/>
      <text:p text:style-name="P15">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7">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6">Painallus</text:p>
          </table:table-cell>
          <table:table-cell table:style-name="Table47.A2" office:value-type="string">
            <text:p text:style-name="P16">Siirtää käyttäjän salasananpostitus-sivulle</text:p>
          </table:table-cell>
          <table:table-cell table:style-name="Table47.C2" office:value-type="string">
            <text:p text:style-name="P16">OK</text:p>
          </table:table-cell>
        </table:table-row>
      </table:table>
      <text:p text:style-name="P19"/>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7"><text:span text:style-name="T2">Linkit:</text:span> Logout (<text:span text:style-name="T4">kt13</text:span>), <text:s/>Tehtävän nimi</text:p>
        </text:list-item>
      </text:list>
      <text:p text:style-name="Standard"/>
      <text:p text:style-name="P15">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6">Painallus</text:p>
          </table:table-cell>
          <table:table-cell table:style-name="Table39.A2" office:value-type="string">
            <text:p text:style-name="P16">Käyttäjä kirjautuu ulos järjestelmästä, siirtyy kirjautumissivulle</text:p>
          </table:table-cell>
          <table:table-cell table:style-name="Table39.C2" office:value-type="string">
            <text:p text:style-name="P16">OK</text:p>
          </table:table-cell>
        </table:table-row>
      </table:table>
      <text:p text:style-name="Text_20_body"/>
      <text:p text:style-name="P15">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6">Painallus</text:p>
          </table:table-cell>
          <table:table-cell table:style-name="Table40.A2" office:value-type="string">
            <text:p text:style-name="P16">Käyttäjä siirtyy valitun tehtävän tehtävänratkaisusivulle</text:p>
          </table:table-cell>
          <table:table-cell table:style-name="Table40.C2" office:value-type="string">
            <text:p text:style-name="P16">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8"><text:span text:style-name="T2">Tekstikentät:</text:span> Simulator input, Program code</text:p>
        </text:list-item>
        <text:list-item>
          <text:p text:style-name="P28"><text:span text:style-name="T2">Painikkeet:</text:span> Execute, Titokone report</text:p>
        </text:list-item>
      </text:list>
      <text:p text:style-name="Standard"/>
      <text:p text:style-name="P19">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6">Oletusarvo: tyhjä tai valmis syöte</text:p>
          </table:table-cell>
          <table:table-cell table:style-name="Table42.A2" office:value-type="string">
            <text:p text:style-name="P16">HYV, mikäli kelpaa vastauksekseen</text:p>
          </table:table-cell>
          <table:table-cell table:style-name="Table42.C2" office:value-type="string">
            <text:p text:style-name="P16">OK</text:p>
          </table:table-cell>
        </table:table-row>
        <table:table-row>
          <table:table-cell table:style-name="Table42.A2" office:value-type="string">
            <text:p text:style-name="P16">välilyönti</text:p>
          </table:table-cell>
          <table:table-cell table:style-name="Table42.A2" office:value-type="string">
            <text:p text:style-name="P16">HYV, sama mitä tyhjä</text:p>
          </table:table-cell>
          <table:table-cell table:style-name="Table42.C2" office:value-type="string">
            <text:p text:style-name="P16">OK</text:p>
          </table:table-cell>
        </table:table-row>
        <table:table-row>
          <table:table-cell table:style-name="Table42.A2" office:value-type="string">
            <text:p text:style-name="P16">Liian vähän syötteitä: esim. tehtävässä 3 syötettä, vain 2 annetaan.</text:p>
          </table:table-cell>
          <table:table-cell table:style-name="Table42.A2" office:value-type="string">
            <text:p text:style-name="P16">Virheellinen syöte</text:p>
          </table:table-cell>
          <table:table-cell table:style-name="Table42.C2" office:value-type="string">
            <text:p text:style-name="P16">OK, No more keyboard data stored on application.</text:p>
          </table:table-cell>
        </table:table-row>
        <table:table-row>
          <table:table-cell table:style-name="Table42.A2" office:value-type="string">
            <text:p text:style-name="P16">Liian paljon syötteitä</text:p>
          </table:table-cell>
          <table:table-cell table:style-name="Table42.A2" office:value-type="string">
            <text:p text:style-name="P16">HYV, otetaan vain ensimmäiset</text:p>
          </table:table-cell>
          <table:table-cell table:style-name="Table42.C2" office:value-type="string">
            <text:p text:style-name="P16">OK</text:p>
          </table:table-cell>
        </table:table-row>
        <table:table-row>
          <table:table-cell table:style-name="Table42.A2" office:value-type="string">
            <text:p text:style-name="P16">Monta, mutta väärin, 4.4.3 3 5</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Muu kuin numero: E</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Välit eri lailla: 4,5, -4, <text:s text:c="2"/>3, <text:s/>-2</text:p>
          </table:table-cell>
          <table:table-cell table:style-name="Table42.A2" office:value-type="string">
            <text:p text:style-name="P16">HYV</text:p>
          </table:table-cell>
          <table:table-cell table:style-name="Table42.C2" office:value-type="string">
            <text:p text:style-name="P16">OK</text:p>
          </table:table-cell>
        </table:table-row>
        <table:table-row>
          <table:table-cell table:style-name="Table42.A2" office:value-type="string">
            <text:p text:style-name="P16">Oikea: 3, -5, 7</text:p>
          </table:table-cell>
          <table:table-cell table:style-name="Table42.A2" office:value-type="string">
            <text:p text:style-name="P16">HYV</text:p>
          </table:table-cell>
          <table:table-cell table:style-name="Table42.C2" office:value-type="string">
            <text:p text:style-name="P16">OK</text:p>
          </table:table-cell>
        </table:table-row>
      </table:table>
      <text:p text:style-name="Text_20_body"/>
      <text:p text:style-name="P15">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6">Oikeeelista koodia</text:p>
          </table:table-cell>
          <table:table-cell table:style-name="Table46.A2" office:value-type="string">
            <text:p text:style-name="P16">HYV</text:p>
          </table:table-cell>
          <table:table-cell table:style-name="Table46.C2" office:value-type="string">
            <text:p text:style-name="P16">OK</text:p>
          </table:table-cell>
        </table:table-row>
        <table:table-row>
          <table:table-cell table:style-name="Table46.A2" office:value-type="string">
            <text:p text:style-name="P16">Koodissa virhe</text:p>
          </table:table-cell>
          <table:table-cell table:style-name="Table46.A2" office:value-type="string">
            <text:p text:style-name="P16">Virheellinen koodi</text:p>
          </table:table-cell>
          <table:table-cell table:style-name="Table46.C2" office:value-type="string">
            <text:p text:style-name="P16">OK, saadaan compiler error</text:p>
          </table:table-cell>
        </table:table-row>
        <table:table-row>
          <table:table-cell table:style-name="Table46.A2" office:value-type="string">
            <text:p text:style-name="P16">Oikeaa koodia, ei suorita tehtävää</text:p>
          </table:table-cell>
          <table:table-cell table:style-name="Table46.A2" office:value-type="string">
            <text:p text:style-name="P16">Ei toteuta kriteerejä</text:p>
          </table:table-cell>
          <table:table-cell table:style-name="Table46.C2" office:value-type="string">
            <text:p text:style-name="P16">OK</text:p>
          </table:table-cell>
        </table:table-row>
      </table:table>
      <text:p text:style-name="P15"/>
      <text:p text:style-name="P15">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6">Painallus</text:p>
          </table:table-cell>
          <table:table-cell table:style-name="Table48.A2" office:value-type="string">
            <text:p text:style-name="P16">Ohjelma antaa palautteen kriteereistä ja koodin oikeellisuudesta</text:p>
          </table:table-cell>
          <table:table-cell table:style-name="Table48.C2" office:value-type="string">
            <text:p text:style-name="P16">OK</text:p>
          </table:table-cell>
        </table:table-row>
      </table:table>
      <text:p text:style-name="P15"/>
      <text:p text:style-name="P15">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6">Painallus</text:p>
          </table:table-cell>
          <table:table-cell table:style-name="Table49.A2" office:value-type="string">
            <text:p text:style-name="P16">Avaa ja sulkee titokoneen tiedot tehtävästä</text:p>
          </table:table-cell>
          <table:table-cell table:style-name="Table49.C2" office:value-type="string">
            <text:p text:style-name="P16">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9"><text:span text:style-name="T2">Tekstikentät:</text:span> First name, Last name, Student number, Social security number, E-mail, New password, New password again.</text:p>
        </text:list-item>
      </text:list>
      <text:list text:style-name="L11">
        <text:list-item>
          <text:p text:style-name="P30"><text:span text:style-name="T2">Painikkeet:</text:span> Save</text:p>
        </text:list-item>
      </text:list>
      <text:p text:style-name="Text_20_body">Password-kenttiä lukuun ottamatta testaus samalla periaatteella kuin rekisteröitymisessä. Oletusarvoina vanhat tiedot.</text:p>
      <text:p text:style-name="P15"/>
      <text:p text:style-name="P15">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6">Molemmat tyhjiä, ei muuteta</text:p>
          </table:table-cell>
          <table:table-cell table:style-name="Table7.A2" office:value-type="string">
            <text:p text:style-name="P16">HYV</text:p>
          </table:table-cell>
          <table:table-cell table:style-name="Table7.C2" office:value-type="string">
            <text:p text:style-name="P16">OK</text:p>
          </table:table-cell>
        </table:table-row>
        <table:table-row>
          <table:table-cell table:style-name="Table7.A2" office:value-type="string">
            <text:p text:style-name="P16">New password tyhjä, new password again ei tyhjä</text:p>
          </table:table-cell>
          <table:table-cell table:style-name="Table7.A2" office:value-type="string">
            <text:p text:style-name="P16">'Please enter new password'</text:p>
          </table:table-cell>
          <table:table-cell table:style-name="Table7.C2" office:value-type="string">
            <text:p text:style-name="P16">OK</text:p>
          </table:table-cell>
        </table:table-row>
        <table:table-row>
          <table:table-cell table:style-name="Table7.A2" office:value-type="string">
            <text:p text:style-name="P16">New password again tyhjä, New password ei tyhjä</text:p>
          </table:table-cell>
          <table:table-cell table:style-name="Table7.A2" office:value-type="string">
            <text:p text:style-name="P16">'Please repeat your new password'</text:p>
          </table:table-cell>
          <table:table-cell table:style-name="Table7.C2" office:value-type="string">
            <text:p text:style-name="P16">OK</text:p>
          </table:table-cell>
        </table:table-row>
        <table:table-row>
          <table:table-cell table:style-name="Table7.A2" office:value-type="string">
            <text:p text:style-name="P16">New password ja New password again eivät samat</text:p>
          </table:table-cell>
          <table:table-cell table:style-name="Table7.A2" office:value-type="string">
            <text:p text:style-name="P16">'Different values in password fields...'</text:p>
          </table:table-cell>
          <table:table-cell table:style-name="Table7.C2" office:value-type="string">
            <text:p text:style-name="P16">OK</text:p>
          </table:table-cell>
        </table:table-row>
        <table:table-row>
          <table:table-cell table:style-name="Table7.A2" office:value-type="string">
            <text:p text:style-name="P16">New password ja New password again täsmäävät hyväksytyllä salasanalla</text:p>
          </table:table-cell>
          <table:table-cell table:style-name="Table7.A2" office:value-type="string">
            <text:p text:style-name="P16">HYV</text:p>
          </table:table-cell>
          <table:table-cell table:style-name="Table7.C2" office:value-type="string">
            <text:p text:style-name="P16">OK</text:p>
          </table:table-cell>
        </table:table-row>
      </table:table>
      <text:p text:style-name="P15"/>
      <text:p text:style-name="P15">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7">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6">Painallus</text:p>
          </table:table-cell>
          <table:table-cell table:style-name="Table41.A2" office:value-type="string">
            <text:p text:style-name="P16">Tallentaa tiedot kantaan, Siirtää käyttäjän takaisin omien tietojen sivulle</text:p>
          </table:table-cell>
          <table:table-cell table:style-name="Table41.C2" office:value-type="string">
            <text:p text:style-name="P16">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1">tekstikenttä Username</text:p>
        </text:list-item>
        <text:list-item>
          <text:p text:style-name="P31">Painike Send</text:p>
        </text:list-item>
      </text:list>
      <text:p text:style-name="Standard"/>
      <text:p text:style-name="P19">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6">tyhjä</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välilyönti</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Oikea: morimoto</text:p>
          </table:table-cell>
          <table:table-cell table:style-name="Table57.A2" office:value-type="string">
            <text:p text:style-name="P16">HYV</text:p>
          </table:table-cell>
          <table:table-cell table:style-name="Table57.C2" office:value-type="string">
            <text:p text:style-name="P16">OK</text:p>
          </table:table-cell>
        </table:table-row>
        <table:table-row>
          <table:table-cell table:style-name="Table57.A2" office:value-type="string">
            <text:p text:style-name="P16">Väärä: morimot</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
      <text:p text:style-name="P15"/>
      <text:p text:style-name="P15">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6">Painallus, cs.helsinki.fi – muotoinen sähköposti</text:p>
          </table:table-cell>
          <table:table-cell table:style-name="Table58.A2" office:value-type="string">
            <text:p text:style-name="P16">Lähettää sähköpostin, jossa 6-12 merkkiä pitkä uusi salasana.</text:p>
          </table:table-cell>
          <table:table-cell table:style-name="Table58.C2" office:value-type="string">
            <text:p text:style-name="P16">OK</text:p>
          </table:table-cell>
        </table:table-row>
        <table:table-row>
          <table:table-cell table:style-name="Table58.A2" office:value-type="string">
            <text:p text:style-name="P16">Painallus, salasana muunlainen</text:p>
          </table:table-cell>
          <table:table-cell table:style-name="Table58.A2" office:value-type="string">
            <text:p text:style-name="P16">Kerrotaan käyttäjälle, että ottaa yhteyttä opettajaan.</text:p>
          </table:table-cell>
          <table:table-cell table:style-name="Table58.C2" office:value-type="string">
            <text:p text:style-name="P16">OK</text:p>
          </table:table-cell>
        </table:table-row>
      </table:table>
      <text:p text:style-name="P15"/>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5"><text:tab/>Y != 12</text:p>
      <text:p text:style-name="P15"><text:tab/>Z &gt; 12</text:p>
      <text:p text:style-name="Text_20_body">Syöte: “ <text:s/>”</text:p>
      <text:p text:style-name="Text_20_body">Vastauskoodi:</text:p>
      <text:p text:style-name="Text_20_body"><text:tab/><text:span text:style-name="T4">LOAD R0, =12</text:span></text:p>
      <text:p text:style-name="P15"><text:tab/>STORE R0, X</text:p>
      <text:p text:style-name="P15"><text:tab/>SUB R0, =1</text:p>
      <text:p text:style-name="P15"><text:tab/>STORE R0, Y</text:p>
      <text:p text:style-name="P15"><text:tab/>ADD R0, =2</text:p>
      <text:p text:style-name="P15"><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5"><text:tab/>X = 30</text:p>
      <text:p text:style-name="P15"><text:tab/>Y != 30</text:p>
      <text:p text:style-name="P15"><text:tab/>Z &lt; 30</text:p>
      <text:p text:style-name="Text_20_body">Syöte: “ <text:s/>”</text:p>
      <text:p text:style-name="Text_20_body">Vastauskoodi:</text:p>
      <text:p text:style-name="P15"><text:tab/>X DC 30</text:p>
      <text:p text:style-name="P15"><text:tab/>Y DC 29</text:p>
      <text:p text:style-name="P15"><text:tab/>Z DC 29</text:p>
      <text:p text:style-name="P15"><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5"><text:tab/>NOP</text:p>
      <text:p text:style-name="P15"><text:tab/>NOP</text:p>
      <text:p text:style-name="P15"><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8">K2, V59</text:p>
          </table:table-cell>
          <table:table-cell table:style-name="Table59.C2" office:value-type="string">
            <text:p text:style-name="P18">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8">V44</text:p>
          </table:table-cell>
          <table:table-cell table:style-name="Table59.C2" office:value-type="string">
            <text:p text:style-name="P18">4</text:p>
          </table:table-cell>
        </table:table-row>
        <table:table-row>
          <table:table-cell table:style-name="Table59.A2" office:value-type="string">
            <text:p text:style-name="Table_20_Contents">Dynaaminen tehtävä</text:p>
          </table:table-cell>
          <table:table-cell table:style-name="Table59.A2" office:value-type="string">
            <text:p text:style-name="P18">K6, V11</text:p>
          </table:table-cell>
          <table:table-cell table:style-name="Table59.C2" office:value-type="string">
            <text:p text:style-name="P18">4</text:p>
          </table:table-cell>
        </table:table-row>
        <table:table-row>
          <table:table-cell table:style-name="Table59.A2" office:value-type="string">
            <text:p text:style-name="Table_20_Contents">EAssarin yhteensopivuus</text:p>
          </table:table-cell>
          <table:table-cell table:style-name="Table59.A2" office:value-type="string">
            <text:p text:style-name="P18">V70</text:p>
          </table:table-cell>
          <table:table-cell table:style-name="Table59.C2" office:value-type="string">
            <text:p text:style-name="P18">-</text:p>
          </table:table-cell>
        </table:table-row>
      </table:table>
      <text:p text:style-name="P32">Vaatimusten osalta projekti on siis toteutettu lähes täydellisesti.</text:p>
      <text:p text:style-name="Text_20_body"/>
      <text:p text:style-name="Text_20_body">Näin ollen voidaan todeta, että Kohahduksen tuotos on läpäissyt testausvaiheen onnistuneesti. And Taro is still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2T13:15:53</dc:date>
    <dc:language>en-US</dc:language>
    <meta:editing-cycles>97</meta:editing-cycles>
    <meta:editing-duration>P1DT2H13M43S</meta:editing-duration>
    <meta:user-defined meta:name="Info 1"/>
    <meta:user-defined meta:name="Info 2"/>
    <meta:user-defined meta:name="Info 3"/>
    <meta:user-defined meta:name="Info 4"/>
    <meta:document-statistic meta:table-count="59" meta:image-count="0" meta:object-count="0" meta:page-count="36" meta:paragraph-count="1204" meta:word-count="4122" meta:character-count="30555"/>
  </office:meta>
</office:document-meta>
</file>